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3b8c" officeooo:paragraph-rsid="00193b8c"/>
    </style:style>
    <style:style style:name="P2" style:family="paragraph">
      <style:text-properties fo:background-color="transparent"/>
    </style:style>
    <style:style style:name="P3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T1" style:family="text">
      <style:text-properties fo:background-color="transparent"/>
    </style:style>
    <style:style style:name="gr1" style:family="graphic">
      <style:graphic-properties draw:stroke="solid" svg:stroke-color="#000000" draw:fill="none" draw:fill-color="#ffffff" fo:min-height="6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3" svg:width="5.853cm" svg:height="6.631cm" svg:x="5.636cm" svg:y="1.826cm"><draw:text-box><text:p text:style-name="P2"><text:span text:style-name="T1">kkkk</text:span></text:p></draw:text-box></draw:frame>hh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16T00:28:19.152776000</meta:creation-date>
    <dc:date>2020-08-16T10:46:45.465387000</dc:date>
    <meta:editing-duration>PT47S</meta:editing-duration>
    <meta:editing-cycles>2</meta:editing-cycles>
    <meta:generator>LibreOffice/7.0.0.2$MacOSX_X86_64 LibreOffice_project/c01aa64b6c3d89ebe5fe69c28c7adb24eb85249c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